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style:font-name="Arial" fo:font-size="14pt" fo:font-weight="bold" officeooo:rsid="0006d529" officeooo:paragraph-rsid="0006d529" style:font-size-asian="14pt" style:font-weight-asian="bold" style:font-size-complex="14pt" style:font-weight-complex="bold"/>
    </style:style>
    <style:style style:name="P2" style:family="paragraph" style:parent-style-name="Preformatted_20_Text">
      <style:text-properties style:font-name="Arial" fo:font-size="14pt" fo:font-weight="bold" officeooo:rsid="000827be" officeooo:paragraph-rsid="000827be" style:font-name-asian="NSimSun1" style:font-size-asian="14pt" style:font-weight-asian="bold" style:font-name-complex="Liberation Mono" style:font-size-complex="14pt" style:font-weight-complex="bold"/>
    </style:style>
    <style:style style:name="P3" style:family="paragraph" style:parent-style-name="Preformatted_20_Text">
      <style:text-properties style:font-name="Arial" officeooo:rsid="00042a46" officeooo:paragraph-rsid="00042a46"/>
    </style:style>
    <style:style style:name="P4" style:family="paragraph" style:parent-style-name="Preformatted_20_Text">
      <style:text-properties style:font-name="Arial" officeooo:rsid="00042a46" officeooo:paragraph-rsid="000b400f"/>
    </style:style>
    <style:style style:name="P5" style:family="paragraph" style:parent-style-name="Preformatted_20_Text">
      <style:text-properties style:font-name="Arial" fo:font-weight="bold" officeooo:rsid="00042a46" officeooo:paragraph-rsid="000b400f" style:font-weight-asian="bold" style:font-weight-complex="bold"/>
    </style:style>
    <style:style style:name="P6" style:family="paragraph" style:parent-style-name="Preformatted_20_Text">
      <style:text-properties style:font-name="Arial" fo:font-weight="bold" officeooo:rsid="0006d529" officeooo:paragraph-rsid="0006d529" style:font-weight-asian="bold" style:font-weight-complex="bold"/>
    </style:style>
    <style:style style:name="P7" style:family="paragraph" style:parent-style-name="Preformatted_20_Text">
      <style:text-properties style:font-name="Arial" officeooo:paragraph-rsid="000b400f"/>
    </style:style>
    <style:style style:name="P8" style:family="paragraph" style:parent-style-name="Preformatted_20_Text">
      <style:text-properties style:font-name="Arial" officeooo:rsid="0006356b" officeooo:paragraph-rsid="000b400f"/>
    </style:style>
    <style:style style:name="P9" style:family="paragraph" style:parent-style-name="Preformatted_20_Text">
      <style:text-properties style:font-name="Arial" officeooo:rsid="0006356b" officeooo:paragraph-rsid="0006356b"/>
    </style:style>
    <style:style style:name="P10" style:family="paragraph" style:parent-style-name="Preformatted_20_Text">
      <style:text-properties style:font-name="Arial" officeooo:rsid="0006356b" officeooo:paragraph-rsid="00063f55"/>
    </style:style>
    <style:style style:name="P11" style:family="paragraph" style:parent-style-name="Preformatted_20_Text">
      <style:text-properties style:font-name="Arial" officeooo:rsid="000b400f" officeooo:paragraph-rsid="000b400f"/>
    </style:style>
    <style:style style:name="P12" style:family="paragraph" style:parent-style-name="Preformatted_20_Text">
      <style:text-properties style:font-name="Arial" officeooo:rsid="0006d529" officeooo:paragraph-rsid="0006d529"/>
    </style:style>
    <style:style style:name="P13" style:family="paragraph" style:parent-style-name="Preformatted_20_Text">
      <style:text-properties style:font-name="Arial" officeooo:rsid="0006d529" officeooo:paragraph-rsid="000824ab"/>
    </style:style>
    <style:style style:name="P14" style:family="paragraph" style:parent-style-name="Preformatted_20_Text">
      <style:text-properties style:font-name="Arial" officeooo:paragraph-rsid="0006d529"/>
    </style:style>
    <style:style style:name="P15" style:family="paragraph" style:parent-style-name="Preformatted_20_Text">
      <style:text-properties style:font-name="Arial" fo:font-size="18pt" fo:font-weight="bold" officeooo:rsid="0006d529" officeooo:paragraph-rsid="0006d529" style:font-size-asian="18pt" style:font-weight-asian="bold" style:font-size-complex="18pt" style:font-weight-complex="bold"/>
    </style:style>
    <style:style style:name="P16" style:family="paragraph" style:parent-style-name="Preformatted_20_Text">
      <style:text-properties style:font-name="Arial" fo:font-size="18pt" fo:font-weight="bold" officeooo:rsid="00042a46" officeooo:paragraph-rsid="00042a46" style:font-size-asian="18pt" style:font-weight-asian="bold" style:font-size-complex="18pt" style:font-weight-complex="bold"/>
    </style:style>
    <style:style style:name="P17" style:family="paragraph" style:parent-style-name="Preformatted_20_Text">
      <style:text-properties style:font-name="Arial" fo:font-size="15pt" fo:font-weight="bold" officeooo:rsid="0006d529" officeooo:paragraph-rsid="0006d529" style:font-size-asian="15pt" style:font-weight-asian="bold" style:font-size-complex="15pt" style:font-weight-complex="bold"/>
    </style:style>
    <style:style style:name="P18" style:family="paragraph" style:parent-style-name="Preformatted_20_Text">
      <style:text-properties style:font-name="Arial" fo:font-size="15pt" fo:font-weight="bold" officeooo:rsid="000824ab" officeooo:paragraph-rsid="000824ab" style:font-name-asian="NSimSun1" style:font-size-asian="15pt" style:font-weight-asian="bold" style:font-name-complex="Liberation Mono" style:font-size-complex="15pt" style:font-weight-complex="bold"/>
    </style:style>
    <style:style style:name="P19" style:family="paragraph" style:parent-style-name="Preformatted_20_Text">
      <style:text-properties style:font-name="Arial" fo:font-size="10pt" officeooo:rsid="0006d529" officeooo:paragraph-rsid="000824ab" style:font-name-asian="NSimSun1" style:font-size-asian="10pt" style:font-name-complex="Liberation Mono" style:font-size-complex="10pt"/>
    </style:style>
    <style:style style:name="P20" style:family="paragraph" style:parent-style-name="Preformatted_20_Text">
      <style:text-properties style:font-name="Arial" fo:font-size="10pt" officeooo:rsid="000824ab" officeooo:paragraph-rsid="000824ab" style:font-name-asian="NSimSun1" style:font-size-asian="10pt" style:font-name-complex="Liberation Mono" style:font-size-complex="10pt"/>
    </style:style>
    <style:style style:name="P21" style:family="paragraph" style:parent-style-name="Preformatted_20_Text">
      <style:text-properties style:font-name="Arial" fo:font-size="10pt" officeooo:rsid="000827be" officeooo:paragraph-rsid="000827be" style:font-name-asian="NSimSun1" style:font-size-asian="10pt" style:font-name-complex="Liberation Mono" style:font-size-complex="10pt"/>
    </style:style>
    <style:style style:name="P22" style:family="paragraph" style:parent-style-name="Preformatted_20_Text">
      <style:text-properties style:font-name="Arial" officeooo:paragraph-rsid="000824ab"/>
    </style:style>
    <style:style style:name="P23" style:family="paragraph" style:parent-style-name="Preformatted_20_Text">
      <style:text-properties style:font-name="Arial" fo:font-size="13pt" fo:font-weight="bold" officeooo:rsid="000827be" officeooo:paragraph-rsid="000827be" style:font-name-asian="NSimSun1" style:font-size-asian="13pt" style:font-weight-asian="bold" style:font-name-complex="Liberation Mono" style:font-size-complex="13pt" style:font-weight-complex="bold"/>
    </style:style>
    <style:style style:name="P24" style:family="paragraph" style:parent-style-name="Preformatted_20_Text">
      <style:paragraph-properties fo:break-before="page"/>
      <style:text-properties style:font-name="Arial" fo:font-size="18pt" fo:font-weight="bold" officeooo:rsid="0006d529" officeooo:paragraph-rsid="0006d529" style:font-size-asian="18pt" style:font-weight-asian="bold" style:font-size-complex="18pt" style:font-weight-complex="bold"/>
    </style:style>
    <style:style style:name="P25" style:family="paragraph" style:parent-style-name="Preformatted_20_Text">
      <style:paragraph-properties fo:break-before="page"/>
      <style:text-properties style:font-name="Arial" fo:font-size="18pt" fo:font-weight="bold" officeooo:rsid="000824ab" officeooo:paragraph-rsid="000824ab" style:font-name-asian="NSimSun1" style:font-size-asian="18pt" style:font-weight-asian="bold" style:font-name-complex="Liberation Mono" style:font-size-complex="18pt" style:font-weight-complex="bold"/>
    </style:style>
    <style:style style:name="P26" style:family="paragraph" style:parent-style-name="Preformatted_20_Text">
      <style:text-properties style:font-name="Arial" fo:font-size="13pt" fo:font-weight="bold" officeooo:rsid="000827be" officeooo:paragraph-rsid="000827be" style:font-name-asian="NSimSun1" style:font-size-asian="13pt" style:font-weight-asian="bold" style:font-name-complex="Liberation Mono" style:font-size-complex="13pt" style:font-weight-complex="bold"/>
    </style:style>
    <style:style style:name="P27" style:family="paragraph" style:parent-style-name="Preformatted_20_Text">
      <style:text-properties style:font-name="Arial" fo:font-size="10pt" officeooo:rsid="000827be" officeooo:paragraph-rsid="000827be" style:font-name-asian="NSimSun1" style:font-size-asian="10pt" style:font-name-complex="Liberation Mono" style:font-size-complex="10pt"/>
    </style:style>
    <style:style style:name="P28" style:family="paragraph" style:parent-style-name="Preformatted_20_Text">
      <style:text-properties style:font-name="Arial" fo:font-size="10pt" officeooo:rsid="000cd464" officeooo:paragraph-rsid="000827be" style:font-name-asian="NSimSun1" style:font-size-asian="10pt" style:font-name-complex="Liberation Mono" style:font-size-complex="10pt"/>
    </style:style>
    <style:style style:name="P29" style:family="paragraph" style:parent-style-name="Preformatted_20_Text">
      <style:text-properties style:font-name="Arial" officeooo:rsid="000b400f" officeooo:paragraph-rsid="000b400f"/>
    </style:style>
    <style:style style:name="P30" style:family="paragraph" style:parent-style-name="Preformatted_20_Text">
      <style:text-properties style:font-name="Arial" officeooo:rsid="000b400f" officeooo:paragraph-rsid="000cd464"/>
    </style:style>
    <style:style style:name="P31" style:family="paragraph" style:parent-style-name="Preformatted_20_Text">
      <style:text-properties style:font-name="Arial" officeooo:rsid="000cd464" officeooo:paragraph-rsid="000cd464"/>
    </style:style>
    <style:style style:name="P32" style:family="paragraph" style:parent-style-name="Preformatted_20_Text">
      <style:text-properties officeooo:paragraph-rsid="000cd464"/>
    </style:style>
    <style:style style:name="P33" style:family="paragraph" style:parent-style-name="Preformatted_20_Text">
      <style:text-properties officeooo:rsid="000cd464" officeooo:paragraph-rsid="000cd464"/>
    </style:style>
    <style:style style:name="T1" style:family="text">
      <style:text-properties officeooo:rsid="00063f55"/>
    </style:style>
    <style:style style:name="T2" style:family="text">
      <style:text-properties officeooo:rsid="000b9091"/>
    </style:style>
    <style:style style:name="T3" style:family="text">
      <style:text-properties fo:font-weight="bold" style:font-weight-asian="bold" style:font-weight-complex="bold"/>
    </style:style>
    <style:style style:name="T4" style:family="text">
      <style:text-properties fo:font-weight="bold" officeooo:rsid="000b400f" style:font-weight-asian="bold" style:font-weight-complex="bold"/>
    </style:style>
    <style:style style:name="T5" style:family="text">
      <style:text-properties fo:font-weight="bold" officeooo:rsid="00063f55" style:font-weight-asian="bold" style:font-weight-complex="bold"/>
    </style:style>
    <style:style style:name="T6" style:family="text">
      <style:text-properties fo:font-weight="normal" officeooo:rsid="000b9091" style:font-weight-asian="normal" style:font-weight-complex="normal"/>
    </style:style>
    <style:style style:name="T7" style:family="text">
      <style:text-properties fo:font-size="13pt" fo:font-weight="bold" style:font-size-asian="13pt" style:font-weight-asian="bold" style:font-size-complex="13pt" style:font-weight-complex="bold"/>
    </style:style>
    <style:style style:name="T8" style:family="text">
      <style:text-properties fo:font-size="10pt" officeooo:rsid="000824ab" style:font-name-asian="NSimSun1" style:font-size-asian="10pt" style:font-name-complex="Liberation Mono" style:font-size-complex="10pt"/>
    </style:style>
    <style:style style:name="T9" style:family="text">
      <style:text-properties fo:font-size="10pt" officeooo:rsid="000b9091" style:font-name-asian="NSimSun1" style:font-size-asian="10pt" style:font-name-complex="Liberation Mono" style:font-size-complex="10pt"/>
    </style:style>
    <style:style style:name="T10" style:family="text">
      <style:text-properties officeooo:rsid="000cd464"/>
    </style:style>
    <style:style style:name="T11" style:family="text">
      <style:text-properties style:font-name="Arial"/>
    </style:style>
    <style:style style:name="T12" style:family="text">
      <style:text-properties style:font-name="Arial" officeooo:rsid="000cd464"/>
    </style:style>
    <style:style style:name="T13" style:family="text">
      <style:text-properties style:font-name="Arial" fo:font-size="10pt" officeooo:rsid="000cd464" style:font-name-asian="NSimSun1" style:font-size-asian="10pt" style:font-name-complex="Liberation Mono"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Inside a procrastinator mind – TED Talk</text:p>
      <text:p text:style-name="P3"/>
      <text:p text:style-name="P4">a) <text:span text:style-name="T4">At the beginning of his speech, Tim Urban shows up two different charts. What’s the difference between the first and the second? What is he using the charts for?</text:span></text:p>
      <text:p text:style-name="P4"/>
      <text:p text:style-name="P4">On the first chart Tim shows up the work-per-day rate that he should have followed to complete the work quietly.</text:p>
      <text:p text:style-name="P3">Whereas the second chart shows the work-per-day rate that he follow, that is doing all the work in the last minute.</text:p>
      <text:p text:style-name="P3"/>
      <text:p text:style-name="P4">b) <text:span text:style-name="T4">How would you define a “procrastinator”? Is Tim like that? Why?</text:span><text:span text:style-name="T3"> </text:span></text:p>
      <text:p text:style-name="P4"/>
      <text:p text:style-name="P4">A procratinator is a person that postpone everytime the work and who complete it on the last days of the deadline.</text:p>
      <text:p text:style-name="P3">Yes, Tim’s like that, becasue he everytime postpone what he had to do.</text:p>
      <text:p text:style-name="P3">In fact he brought an example referred to his experience of a procratinator.</text:p>
      <text:p text:style-name="P3"/>
      <text:p text:style-name="P4">c) <text:span text:style-name="T4">Was Tim’s thesis good? Why?</text:span></text:p>
      <text:p text:style-name="P5"/>
      <text:p text:style-name="P4">No they weren’t. Because he procrastinated all the work, so he has to do it on the last three days, doing two all-night sessions.</text:p>
      <text:p text:style-name="P3"/>
      <text:p text:style-name="P7">d) <text:span text:style-name="T4">Explain Tim’s theory about procrastinators</text:span></text:p>
      <text:p text:style-name="P4"/>
      <text:p text:style-name="P4">Tim explain the difference between the brain of a non-procrastinator, and the brain of a procrastinator.</text:p>
      <text:p text:style-name="P3">Inside the brain there’s a guy that is called “rational decision-maker”, that wants to do the right thing. But inside the brain of a procrastinator there’s a monkey, called “Instant gratification monkey”, that wants to do only easy and fun stuff.</text:p>
      <text:p text:style-name="P3"/>
      <text:p text:style-name="P4">e) <text:span text:style-name="T4">What is a non-procrastinator like?</text:span></text:p>
      <text:p text:style-name="P4"><text:s/></text:p>
      <text:p text:style-name="P4">A non-procrastinator is a person that can visualize the future and make long-term plans, so he wants to do whatever makes sense to be doing right now.</text:p>
      <text:p text:style-name="P3"/>
      <text:p text:style-name="P4">f) <text:span text:style-name="T4">Define the three fundamental elements inside a procrastinator’s mind: the rational-decision maker, the instant gratification monkey and the panic monster.</text:span></text:p>
      <text:p text:style-name="P4"/>
      <text:p text:style-name="P4">The rational decision-maker is a persona that wants to do whatever makes sense at the moment, for long-term plans.</text:p>
      <text:p text:style-name="P3">The instant gratification monkey is an animal that wants to do only easy and fun things, for an instant gratification, wth no memory of the past and no knowledge of the future.</text:p>
      <text:p text:style-name="P3">The panic monster is a monster that wakes up anytime a dead line gets too close; He’s the only thing that the monkey is worried of.</text:p>
      <text:p text:style-name="P3">So the panic monster have to scary the monkey that leave the wheel of the decision so the rational decision-maker can start working.</text:p>
      <text:p text:style-name="P3"/>
      <text:p text:style-name="P4">g) <text:span text:style-name="T4">According to Tim, is there any difference between the animal and the human world?</text:span></text:p>
      <text:p text:style-name="P4"/>
      <text:p text:style-name="P4">The animals can not visualize the future and see the big picture, so they live their live doing only fun things</text:p>
      <text:p text:style-name="P3"/>
      <text:p text:style-name="P4">h) <text:span text:style-name="T4">What situations may cause a conflict inside a procrastinator’s mind?</text:span></text:p>
      <text:p text:style-name="P4"/>
      <text:p text:style-name="P4">Sometimes the monkey and the rational decision-maker agrees, but many other times it makes muh more sense to do things that are harder for the sake of the big picture.</text:p>
      <text:p text:style-name="P3"/>
      <text:p text:style-name="P8"/>
      <text:p text:style-name="P8">i) <text:span text:style-name="T4">How did the speaker react to the possibility to organize a TED talk?</text:span><text:span text:style-name="T3"> </text:span></text:p>
      <text:p text:style-name="P8"/>
      <text:p text:style-name="P8">Tim immediately accept do to the TED Talk, but the monkey in his brain decided to not work on it instantly, so after 5 months, Tim had just one month to work on the text for his talk.</text:p>
      <text:p text:style-name="P9"/>
      <text:p text:style-name="P8">j) <text:span text:style-name="T4">Why did Tim decide to write about procrastination in his blog?</text:span></text:p>
      <text:p text:style-name="P8"><text:soft-page-break/></text:p>
      <text:p text:style-name="P8">Because the procrastinator system that he has thinked works.</text:p>
      <text:p text:style-name="P9"/>
      <text:p text:style-name="P8">k) <text:span text:style-name="T4">Are there many procrastinators in the world? Do they belong to specific working sectors?</text:span></text:p>
      <text:p text:style-name="P8"/>
      <text:p text:style-name="P8">In the world there’re many procrastinators, <text:span text:style-name="T1">that are all different kind of people that do diffent type of works.</text:span></text:p>
      <text:p text:style-name="P10"/>
      <text:p text:style-name="P8"><text:span text:style-name="T1">l) </text:span><text:span text:style-name="T5">Are procrastinators happy?</text:span></text:p>
      <text:p text:style-name="P8"/>
      <text:p text:style-name="P8"><text:span text:style-name="T1">No, the procrastinators </text:span>are not happy of their lifes, because they feel like spectators.</text:p>
      <text:p text:style-name="P9"/>
      <text:p text:style-name="P11">m) <text:span text:style-name="T3">Why does the speaker distinguish between two types of procrastination?</text:span></text:p>
      <text:p text:style-name="P11"/>
      <text:p text:style-name="P11">The two types of procrastination are distinguish on when there’s a deadline and where there isn’t a deadline.</text:p>
      <text:p text:style-name="P11">When there’s a deadline the effects of procrastination are contained because the deadline can wake up the panic monster that is on a procrastinator mind.</text:p>
      <text:p text:style-name="P11">But when there isn’t a deadline, the panic monster doesn’t shows up, so the effects of procrastination are extended forever.</text:p>
      <text:p text:style-name="P11"/>
      <text:p text:style-name="P11">n) <text:span text:style-name="T3">What is the role of deadlines of procrastinator’s life?</text:span></text:p>
      <text:p text:style-name="P11"/>
      <text:p text:style-name="P11">The deadlines help a procrastinator, because they wake up the panic monster, so the procrastinator <text:span text:style-name="T2">can </text:span>start to do the work.</text:p>
      <text:p text:style-name="P30"/>
      <text:p text:style-name="P31">The first chart shows up how a non-procrastinator person divide his work when he has a deadline.</text:p>
      <text:p text:style-name="P32"><text:span text:style-name="T12">So he divide all the work in </text:span><text:span text:style-name="T13">equal</text:span><text:span text:style-name="T12"> parts, to complete it quietly and on time.</text:span></text:p>
      <text:p text:style-name="P33"><text:span text:style-name="T11">Whereas the second chart shows up how a procrastinator person do all the work on the last days before the deadline.</text:span></text:p>
      <text:p text:style-name="P33"><text:span text:style-name="T11"/></text:p>
      <text:p text:style-name="P33"><text:span text:style-name="T11"/></text:p>
      <text:p text:style-name="P24">Steve Jobs talk</text:p>
      <text:p text:style-name="P12"/>
      <text:p text:style-name="P12">1) <text:span text:style-name="T3">What was Steve Jobs’s biological mother desire?</text:span><text:line-break/></text:p>
      <text:p text:style-name="P12">His mother was an unwed graduate student, so she felt very strongly that Steve should be adopted by college graduates.</text:p>
      <text:p text:style-name="P12"/>
      <text:p text:style-name="P12">2) <text:span text:style-name="T3">Why didn’t he like college? Why he decided to drop out?</text:span></text:p>
      <text:p text:style-name="P12"/>
      <text:p text:style-name="P12">He didn’t like the college because he couldn’t see the value in it.</text:p>
      <text:p text:style-name="P12">It was too much expendive for his parents and he has no idea how college was going to help him in the future.</text:p>
      <text:p text:style-name="P12"/>
      <text:p text:style-name="P12">3) <text:span text:style-name="T3">What did he do after leaving college?</text:span><text:line-break/></text:p>
      <text:p text:style-name="P12">He started taking the class that looked interesting, because he didn’t have to take required classes.</text:p>
      <text:p text:style-name="P12">He begin a calligraphy class, that would have been useful for his future.</text:p>
      <text:p text:style-name="P12"/>
      <text:p text:style-name="P12">4) <text:span text:style-name="T3">Was Steve’s school experience useful for his future career? Why?</text:span></text:p>
      <text:p text:style-name="P12"/>
      <text:p text:style-name="P12">Yes, It was. Because ten years later the course of calligraphy, when he was designing the first Macintosh, it all came back to him, and he designed it into the Mac, that was the first computer with beautiful tipography.</text:p>
      <text:p text:style-name="P12"/>
      <text:p text:style-name="P12">5) <text:span text:style-name="T3">Was he happy for leaving school?</text:span></text:p>
      <text:p text:style-name="P6"/>
      <text:p text:style-name="P12">Yes, it was one of the best decision he has ever made.</text:p>
      <text:p text:style-name="P12"/>
      <text:p text:style-name="P14">6) <text:span text:style-name="T3">What has he learnt from that experience?</text:span></text:p>
      <text:p text:style-name="P12"/>
      <text:p text:style-name="P12">He learnt that you can’t connect the dots while looking forward, you can only connect it looking backwards.</text:p>
      <text:p text:style-name="P12">So you have to trust that the dots will somehow connect in your future.</text:p>
      <text:p text:style-name="P12"/>
      <text:p text:style-name="P12">7) <text:span text:style-name="T3">When did Steve Jobs achieve a good results in his job?</text:span></text:p>
      <text:p text:style-name="P12"/>
      <text:p text:style-name="P12">He achieve good results ten years later he started Apple.</text:p>
      <text:p text:style-name="P12"/>
      <text:p text:style-name="P12">8)<text:span text:style-name="T3"> Why did he get fired? What was the reason of his failure?</text:span></text:p>
      <text:p text:style-name="P12"/>
      <text:p text:style-name="P12">He had different vision of the future that his colleagues, so they had a falling out and Jobs was fired.</text:p>
      <text:p text:style-name="P12"/>
      <text:p text:style-name="P12">9) <text:span text:style-name="T3">Was failure positive or negative? Why?</text:span></text:p>
      <text:p text:style-name="P12"/>
      <text:p text:style-name="P12">The failure was positive, because he was a beginner again and he can start NeXT and Pixar, and later he could return to Apple.</text:p>
      <text:p text:style-name="P12"/>
      <text:p text:style-name="P12"/>
      <text:p text:style-name="P24">Various Words</text:p>
      <text:p text:style-name="P12"/>
      <text:p text:style-name="P12"><text:span text:style-name="T3">Surgery</text:span> → Operazione chirurgica</text:p>
      <text:p text:style-name="P12"/>
      <text:p text:style-name="P12"><text:span text:style-name="T3">Success</text:span> → Self-satisfaction</text:p>
      <text:p text:style-name="P12"/>
      <text:p text:style-name="P12"><text:span text:style-name="T3">For me</text:span> |Errato| → In my opinion / I think that / According to me / To me</text:p>
      <text:p text:style-name="P12"/>
      <text:p text:style-name="P12"><text:span text:style-name="T3">Whereas</text:span> → mentre avversativo / Stesso significato di instead</text:p>
      <text:p text:style-name="P12"><text:span text:style-name="T3">While</text:span> → mentre temporale</text:p>
      <text:p text:style-name="P12"/>
      <text:p text:style-name="P12"><text:span text:style-name="T3">The video speak about</text:span> |Errato| → The video is about</text:p>
      <text:p text:style-name="P12"/>
      <text:p text:style-name="P12"><text:span text:style-name="T3">Lose time </text:span>|Errato| → Waiste time</text:p>
      <text:p text:style-name="P12"/>
      <text:p text:style-name="P24">The application process</text:p>
      <text:p text:style-name="P15"/>
      <text:p text:style-name="P1">The steps</text:p>
      <text:p text:style-name="P12"/>
      <text:p text:style-name="P12">1 <text:span text:style-name="T3">Job advertisements (ADS)</text:span></text:p>
      <text:p text:style-name="P12">2 <text:span text:style-name="T3">CV / Resume / Cover Letter (Lettera di presentazione)</text:span></text:p>
      <text:p text:style-name="P12">3 <text:span text:style-name="T3">Contact the company</text:span></text:p>
      <text:p text:style-name="P12">4 <text:span text:style-name="T3">Job interview (Colloquio)</text:span></text:p>
      <text:p text:style-name="P12">5 <text:span text:style-name="T3">Getting the job</text:span></text:p>
      <text:p text:style-name="P12"/>
      <text:p text:style-name="P1"/>
      <text:p text:style-name="P1"><text:span text:style-name="T2">The </text:span>Curriculum Vitae</text:p>
      <text:p text:style-name="P12"/>
      <text:p text:style-name="P12">CV → <text:span text:style-name="T3">Aims</text:span></text:p>
      <text:p text:style-name="P12"><text:s text:c="3"/>→ <text:span text:style-name="T3">Format</text:span></text:p>
      <text:p text:style-name="P12"><text:s text:c="3"/>→ <text:span text:style-name="T3">Content</text:span></text:p>
      <text:p text:style-name="P12"/>
      <text:p text:style-name="P12">The final step → <text:span text:style-name="T3">Getting an interview</text:span></text:p>
      <text:p text:style-name="P12">Next step → <text:span text:style-name="T3">Get a job</text:span></text:p>
      <text:p text:style-name="P12"/>
      <text:p text:style-name="P17">A SUCCESSFUL CV</text:p>
      <text:p text:style-name="P12"/>
      <text:p text:style-name="P12">- <text:span text:style-name="T3">Aims</text:span>: → Persuading to read yours</text:p>
      <text:p text:style-name="P12"><text:tab/> <text:s/>→ Creating a very goof impression</text:p>
      <text:p text:style-name="P12"><text:tab/> <text:s/>→ Getting an interview</text:p>
      <text:p text:style-name="P12"/>
      <text:p text:style-name="P12">- <text:span text:style-name="T3">Format</text:span>: → Job you want to apply for</text:p>
      <text:p text:style-name="P12"><text:tab/> <text:s text:c="3"/>→ Country you’re applying to working</text:p>
      <text:p text:style-name="P12"><text:tab/> <text:s text:c="3"/>→ Type of position</text:p>
      <text:p text:style-name="P12"><text:tab/> <text:s text:c="3"/>→ Stage of your career</text:p>
      <text:p text:style-name="P12"/>
      <text:p text:style-name="P12">- <text:span text:style-name="T3">General</text:span> <text:span text:style-name="T3">rules</text:span>:<text:tab/>→ Font/Formatting</text:p>
      <text:p text:style-name="P12"><text:tab/><text:tab/><text:tab/>→ Concise</text:p>
      <text:p text:style-name="P12"><text:tab/><text:tab/><text:tab/>→ Spelling accuracy</text:p>
      <text:p text:style-name="P12"><text:tab/><text:tab/><text:tab/>→ Neat</text:p>
      <text:p text:style-name="P12"/>
      <text:p text:style-name="P13">- <text:span text:style-name="T3">Content</text:span>:<text:tab/>→ Personal details</text:p>
      <text:p text:style-name="P13"/>
      <text:p text:style-name="P19"/>
      <text:p text:style-name="P20"/>
      <text:p text:style-name="P20">The Interview</text:p>
      <text:p text:style-name="P20"/>
      <text:p text:style-name="P20">1 <text:span text:style-name="T3">Practise and prepare</text:span>:<text:tab/>→ What do you know about this company?</text:p>
      <text:p text:style-name="P20"><text:tab/><text:tab/><text:tab/><text:tab/>→ Practise verbalising answer</text:p>
      <text:p text:style-name="P20"/>
      <text:p text:style-name="P22"><text:span text:style-name="T8">2 Be Memorable<text:tab/>(?</text:span><text:span text:style-name="T9">)</text:span></text:p>
      <text:p text:style-name="P20"/>
      <text:p text:style-name="P20"/>
      <text:p text:style-name="P20">3 Perspective <text:span text:style-name="T2">(?)</text:span></text:p>
      <text:p text:style-name="P20"/>
      <text:p text:style-name="P20"/>
      <text:p text:style-name="P20">4 <text:span text:style-name="T3">Honesty is the best policy</text:span>: → Don’t apologise and don’t lie</text:p>
      <text:p text:style-name="P20"/>
      <text:p text:style-name="P20"/>
      <text:p text:style-name="P20">5 <text:span text:style-name="T3">Body language</text:span>:<text:tab/>→ Don’t be nervous</text:p>
      <text:p text:style-name="P20"><text:tab/><text:tab/><text:tab/>→ Appear enthusiastic</text:p>
      <text:p text:style-name="P20"/>
      <text:p text:style-name="P20">6 <text:span text:style-name="T3">The way you are dressed</text:span></text:p>
      <text:p text:style-name="P25">Mistakes to avoid in a job interview</text:p>
      <text:p text:style-name="P18"/>
      <text:p text:style-name="P20">- <text:span text:style-name="T3">Showing up late</text:span>: Anticipate the traffic, be on time</text:p>
      <text:p text:style-name="P20"/>
      <text:p text:style-name="P20">- <text:span text:style-name="T3">Keeping your phone on</text:span>: Disrispectful, switch it off</text:p>
      <text:p text:style-name="P20"/>
      <text:p text:style-name="P20">- <text:span text:style-name="T3">Chat up the storm</text:span>: Be prepared</text:p>
      <text:p text:style-name="P20"/>
      <text:p text:style-name="P20">- <text:span text:style-name="T3">Interviewer best friend</text:span>: Professional distance</text:p>
      <text:p text:style-name="P20"/>
      <text:p text:style-name="P20">- <text:span text:style-name="T3">Ignoring body language: </text:span><text:span text:style-name="T6">Pay attention to it</text:span></text:p>
      <text:p text:style-name="P20"/>
      <text:p text:style-name="P20">- <text:span text:style-name="T3">Over Dressed / Undressed</text:span>: Doesn’t look good, white/black shirt, formal pants</text:p>
      <text:p text:style-name="P20"/>
      <text:p text:style-name="P20">- <text:span text:style-name="T3">Not thanking</text:span>: Disrispectful </text:p>
      <text:p text:style-name="P20"/>
      <text:p text:style-name="P20"/>
      <text:p text:style-name="P2">What you should know about interviews <text:span text:style-name="T2">(Scheda)</text:span></text:p>
      <text:p text:style-name="P21"/>
      <text:p text:style-name="P21">- The <text:span text:style-name="T3">first</text:span> <text:span text:style-name="T3">impression</text:span> is what count most</text:p>
      <text:p text:style-name="P21">- The success or failure is decided in the <text:span text:style-name="T3">first</text:span> <text:span text:style-name="T3">five</text:span> <text:span text:style-name="T3">minutes</text:span></text:p>
      <text:p text:style-name="P21">- What really matters is <text:span text:style-name="T3">how</text:span> <text:span text:style-name="T3">you</text:span> <text:span text:style-name="T3">present</text:span> <text:span text:style-name="T3">yourself</text:span></text:p>
      <text:p text:style-name="P21"><text:line-break/><text:span text:style-name="T7">How to dress</text:span></text:p>
      <text:p text:style-name="P23"/>
      <text:p text:style-name="P21">- The best clothes to wear are those which are <text:span text:style-name="T3">least</text:span> <text:span text:style-name="T3">noticed</text:span></text:p>
      <text:p text:style-name="P21">- Choose something <text:span text:style-name="T3">comfortable</text:span> and <text:span text:style-name="T3">slightly</text:span> <text:span text:style-name="T3">conservative</text:span>.</text:p>
      <text:p text:style-name="P21"/>
      <text:p text:style-name="P23">The way you speak</text:p>
      <text:p text:style-name="P23"/>
      <text:p text:style-name="P21">- What you say is often less important than <text:span text:style-name="T3">how</text:span> <text:span text:style-name="T3">you</text:span> <text:span text:style-name="T3">say</text:span> <text:span text:style-name="T3">it</text:span></text:p>
      <text:p text:style-name="P21">- Speak <text:span text:style-name="T3">calmly</text:span> and <text:span text:style-name="T3">clearly</text:span></text:p>
      <text:p text:style-name="P21">- If a question requires a complex response, take a <text:span text:style-name="T3">few</text:span> <text:span text:style-name="T3">seconds</text:span> <text:span text:style-name="T3">to</text:span> <text:span text:style-name="T3">reflect</text:span> before giving your answer</text:p>
      <text:p text:style-name="P21"/>
      <text:p text:style-name="P23">Body language</text:p>
      <text:p text:style-name="P23"/>
      <text:p text:style-name="P21">- Your handshake should be <text:span text:style-name="T3">firm</text:span> but not painful.</text:p>
      <text:p text:style-name="P21">- <text:span text:style-name="T3">Mantain</text:span> eye contact with the interviewer</text:p>
      <text:p text:style-name="P21">- If you look away, you may seem <text:span text:style-name="T3">insincere</text:span></text:p>
      <text:p text:style-name="P21">- <text:span text:style-name="T3">Don’t</text:span> <text:span text:style-name="T3">cross</text:span> <text:span text:style-name="T3">your</text:span> <text:span text:style-name="T3">arms</text:span></text:p>
      <text:p text:style-name="P21">- Try <text:span text:style-name="T3">not</text:span> <text:span text:style-name="T3">to</text:span> <text:span text:style-name="T3">touch</text:span> your <text:span text:style-name="T3">mouth</text:span> or <text:span text:style-name="T3">neck</text:span>, or <text:span text:style-name="T3">bite</text:span> your <text:span text:style-name="T3">lips</text:span>, these are signals that you <text:span text:style-name="T3">lack</text:span> <text:span text:style-name="T3">confidence</text:span></text:p>
      <text:p text:style-name="P21">- Remember to <text:span text:style-name="T3">smile</text:span>, with a genuine smile that shows you’re a happy person</text:p>
      <text:p text:style-name="P21"/>
      <text:p text:style-name="P23">How to <text:span text:style-name="T2">be </text:span>prepared</text:p>
      <text:p text:style-name="P23"/>
      <text:p text:style-name="P21">- Be ready to talk about <text:span text:style-name="T3">your</text:span> <text:span text:style-name="T3">background</text:span>, about <text:span text:style-name="T3">your</text:span> <text:span text:style-name="T3">personal</text:span> <text:span text:style-name="T3">interests</text:span> and <text:span text:style-name="T3">your</text:span> specific <text:span text:style-name="T3">strenghts</text:span></text:p>
      <text:p text:style-name="P21">- You will make a good impression if you already <text:span text:style-name="T3">know</text:span> <text:span text:style-name="T3">something</text:span> about the <text:span text:style-name="T3">company</text:span></text:p>
      <text:p text:style-name="P21">- <text:span text:style-name="T3">Prepare</text:span> some <text:span text:style-name="T3">questions</text:span> to ask the interviewer</text:p>
      <text:p text:style-name="P21">- Don’t be <text:span text:style-name="T3">intimidated</text:span></text:p>
      <text:p text:style-name="P21">- Answer <text:span text:style-name="T3">calmly</text:span> and <text:span text:style-name="T3">confidently</text:span></text:p>
      <text:p text:style-name="P21"><text:span text:style-name="T3"/></text:p>
      <text:p text:style-name="P21"><text:span text:style-name="T3"/></text:p>
      <text:p text:style-name="P21"><text:span text:style-name="T3"/></text:p>
      <text:p text:style-name="P21"><text:span text:style-name="T3"/></text:p>
      <text:p text:style-name="P21"><text:span text:style-name="T3"/></text:p>
      <text:p text:style-name="P21"><text:span text:style-name="T3"/></text:p>
      <text:p text:style-name="P21"><text:span text:style-name="T3"/></text:p>
      <text:p text:style-name="P21"><text:span text:style-name="T3"/></text:p>
      <text:p text:style-name="P28"><text:span text:style-name="T3"/></text:p>
      <text:p text:style-name="P21"><text:soft-page-break/><text:span text:style-name="T3"/></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19-11-21T07:10:25.286000000</dc:date>
    <meta:editing-duration>PT12H18M15S</meta:editing-duration>
    <meta:editing-cycles>6</meta:editing-cycles>
    <meta:generator>LibreOffice/6.3.2.2$Windows_X86_64 LibreOffice_project/98b30e735bda24bc04ab42594c85f7fd8be07b9c</meta:generator>
    <meta:document-statistic meta:table-count="0" meta:image-count="0" meta:object-count="0" meta:page-count="7" meta:paragraph-count="139" meta:word-count="1558" meta:character-count="8718" meta:non-whitespace-character-count="7247"/>
  </office:meta>
</office:document-meta>
</file>